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Dp=1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46.5809445577109">
            <text:p>146.5809445577109</text:p>
          </table:table-cell>
          <table:table-cell office:value-type="float" office:value="1.1889648209582">
            <text:p>1.1889648209582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47.7725236409545">
            <text:p>147.7725236409545</text:p>
          </table:table-cell>
          <table:table-cell office:value-type="float" office:value="3.1327664743189576">
            <text:p>3.132766474318957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44.579431363398">
            <text:p>144.579431363398</text:p>
          </table:table-cell>
          <table:table-cell office:value-type="float" office:value="1.8036959227742282">
            <text:p>1.8036959227742282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44.4827412878804">
            <text:p>144.4827412878804</text:p>
          </table:table-cell>
          <table:table-cell office:value-type="float" office:value="2.188397265870508">
            <text:p>2.188397265870508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47.88644344212008">
            <text:p>147.88644344212008</text:p>
          </table:table-cell>
          <table:table-cell office:value-type="float" office:value="1.6490113145834635">
            <text:p>1.6490113145834635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44.34481373022766">
            <text:p>144.34481373022766</text:p>
          </table:table-cell>
          <table:table-cell office:value-type="float" office:value="1.3352295177600806">
            <text:p>1.3352295177600806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44.26260872939582">
            <text:p>144.26260872939582</text:p>
          </table:table-cell>
          <table:table-cell office:value-type="float" office:value="2.5970849724952028">
            <text:p>2.5970849724952028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42.8666205497257">
            <text:p>142.8666205497257</text:p>
          </table:table-cell>
          <table:table-cell office:value-type="float" office:value="2.5686235592173836">
            <text:p>2.5686235592173836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44.24116405855676">
            <text:p>144.24116405855676</text:p>
          </table:table-cell>
          <table:table-cell office:value-type="float" office:value="2.301169385153705">
            <text:p>2.301169385153705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46.17056170335974">
            <text:p>146.17056170335974</text:p>
          </table:table-cell>
          <table:table-cell office:value-type="float" office:value="3.231661948153742">
            <text:p>3.231661948153742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46.90928733750283">
            <text:p>146.90928733750283</text:p>
          </table:table-cell>
          <table:table-cell office:value-type="float" office:value="2.8640065989027628">
            <text:p>2.8640065989027628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49.17283173880824">
            <text:p>149.17283173880824</text:p>
          </table:table-cell>
          <table:table-cell office:value-type="float" office:value="1.8377311744287808">
            <text:p>1.8377311744287808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42.51385036355683">
            <text:p>142.51385036355683</text:p>
          </table:table-cell>
          <table:table-cell office:value-type="float" office:value="2.5403061835084157">
            <text:p>2.5403061835084157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44.77384595211413">
            <text:p>144.77384595211413</text:p>
          </table:table-cell>
          <table:table-cell office:value-type="float" office:value="1.7793000694258245">
            <text:p>1.779300069425824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41.91302696176786">
            <text:p>141.91302696176786</text:p>
          </table:table-cell>
          <table:table-cell office:value-type="float" office:value="1.811702218251288">
            <text:p>1.811702218251288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44.507781565169">
            <text:p>144.507781565169</text:p>
          </table:table-cell>
          <table:table-cell office:value-type="float" office:value="1.4221910683246362">
            <text:p>1.4221910683246362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46.66926703470202">
            <text:p>146.66926703470202</text:p>
          </table:table-cell>
          <table:table-cell office:value-type="float" office:value="2.522875447739804">
            <text:p>2.522875447739804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43.98513857041178">
            <text:p>143.98513857041178</text:p>
          </table:table-cell>
          <table:table-cell office:value-type="float" office:value="2.697125524605724">
            <text:p>2.697125524605724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45.91704995098272">
            <text:p>145.91704995098272</text:p>
          </table:table-cell>
          <table:table-cell office:value-type="float" office:value="2.8521247596683588">
            <text:p>2.8521247596683588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44.55070658061265">
            <text:p>144.55070658061265</text:p>
          </table:table-cell>
          <table:table-cell office:value-type="float" office:value="3.1236525600937948">
            <text:p>3.1236525600937948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43.5755074309626">
            <text:p>143.5755074309626</text:p>
          </table:table-cell>
          <table:table-cell office:value-type="float" office:value="2.5725408611720795">
            <text:p>2.5725408611720795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41.57570620142022">
            <text:p>141.57570620142022</text:p>
          </table:table-cell>
          <table:table-cell office:value-type="float" office:value="4.289864470653074">
            <text:p>4.289864470653074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47.25761827014284">
            <text:p>147.25761827014284</text:p>
          </table:table-cell>
          <table:table-cell office:value-type="float" office:value="3.420832412681782">
            <text:p>3.420832412681782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40.21173028427316">
            <text:p>140.21173028427316</text:p>
          </table:table-cell>
          <table:table-cell office:value-type="float" office:value="2.998133096034479">
            <text:p>2.998133096034479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15.97735250077555">
            <text:p>115.97735250077555</text:p>
          </table:table-cell>
          <table:table-cell office:value-type="float" office:value="2.1959689272677934">
            <text:p>2.1959689272677934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83.73548290756227">
            <text:p>83.73548290756227</text:p>
          </table:table-cell>
          <table:table-cell office:value-type="float" office:value="3.275370216862535">
            <text:p>3.275370216862535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49.66646785686358">
            <text:p>49.66646785686358</text:p>
          </table:table-cell>
          <table:table-cell office:value-type="float" office:value="1.6730578644236214">
            <text:p>1.6730578644236214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21.059070630565753">
            <text:p>21.059070630565753</text:p>
          </table:table-cell>
          <table:table-cell office:value-type="float" office:value="4.164202783408507">
            <text:p>4.164202783408507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0.385508527343674">
            <text:p>10.385508527343674</text:p>
          </table:table-cell>
          <table:table-cell office:value-type="float" office:value="4.224450141793128">
            <text:p>4.224450141793128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4.359852460191371">
            <text:p>4.359852460191371</text:p>
          </table:table-cell>
          <table:table-cell office:value-type="float" office:value="1.9876559748420428">
            <text:p>1.9876559748420428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3.703506714778024">
            <text:p>3.703506714778024</text:p>
          </table:table-cell>
          <table:table-cell office:value-type="float" office:value="2.2322932046528616">
            <text:p>2.2322932046528616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0.4121405841343625">
            <text:p>0.4121405841343625</text:p>
          </table:table-cell>
          <table:table-cell office:value-type="float" office:value="0.009203503419449793">
            <text:p>0.009203503419449793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0.38857480541671585">
            <text:p>0.38857480541671585</text:p>
          </table:table-cell>
          <table:table-cell office:value-type="float" office:value="0.00917332365770686">
            <text:p>0.00917332365770686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8.682289669000644">
            <text:p>8.682289669000644</text:p>
          </table:table-cell>
          <table:table-cell office:value-type="float" office:value="3.64299557338861">
            <text:p>3.64299557338861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23.131314883922776">
            <text:p>23.131314883922776</text:p>
          </table:table-cell>
          <table:table-cell office:value-type="float" office:value="5.137404839072036">
            <text:p>5.13740483907203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24.655412203739477">
            <text:p>24.655412203739477</text:p>
          </table:table-cell>
          <table:table-cell office:value-type="float" office:value="6.242483246843007">
            <text:p>6.242483246843007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46.89905015773577">
            <text:p>46.89905015773577</text:p>
          </table:table-cell>
          <table:table-cell office:value-type="float" office:value="3.3166933480542227">
            <text:p>3.3166933480542227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44.48265331234636">
            <text:p>44.48265331234636</text:p>
          </table:table-cell>
          <table:table-cell office:value-type="float" office:value="4.6877930857873515">
            <text:p>4.6877930857873515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49.18806788341355">
            <text:p>49.18806788341355</text:p>
          </table:table-cell>
          <table:table-cell office:value-type="float" office:value="4.603948005941327">
            <text:p>4.603948005941327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56.2198429478705">
            <text:p>56.2198429478705</text:p>
          </table:table-cell>
          <table:table-cell office:value-type="float" office:value="2.655167686970187">
            <text:p>2.65516768697018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1.853636640426885">
            <text:p>61.853636640426885</text:p>
          </table:table-cell>
          <table:table-cell office:value-type="float" office:value="4.719007561883719">
            <text:p>4.719007561883719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72.16952677242236">
            <text:p>72.16952677242236</text:p>
          </table:table-cell>
          <table:table-cell office:value-type="float" office:value="3.8276921561259396">
            <text:p>3.8276921561259396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85.19252557008652">
            <text:p>85.19252557008652</text:p>
          </table:table-cell>
          <table:table-cell office:value-type="float" office:value="4.094147781056315">
            <text:p>4.094147781056315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96.31957022054594">
            <text:p>96.31957022054594</text:p>
          </table:table-cell>
          <table:table-cell office:value-type="float" office:value="5.320841370699443">
            <text:p>5.32084137069944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04.11854102932288">
            <text:p>104.11854102932288</text:p>
          </table:table-cell>
          <table:table-cell office:value-type="float" office:value="4.012047240987072">
            <text:p>4.012047240987072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41.9839422097578">
            <text:p>141.9839422097578</text:p>
          </table:table-cell>
          <table:table-cell office:value-type="float" office:value="4.744102629161513">
            <text:p>4.74410262916151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79.39119236303938">
            <text:p>179.39119236303938</text:p>
          </table:table-cell>
          <table:table-cell office:value-type="float" office:value="3.043206922438618">
            <text:p>3.043206922438618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223.12303106419608">
            <text:p>223.12303106419608</text:p>
          </table:table-cell>
          <table:table-cell office:value-type="float" office:value="2.4546528993318906">
            <text:p>2.4546528993318906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70.74147676805063">
            <text:p>270.74147676805063</text:p>
          </table:table-cell>
          <table:table-cell office:value-type="float" office:value="3.5731711299488533">
            <text:p>3.5731711299488533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338.5824349234853">
            <text:p>338.5824349234853</text:p>
          </table:table-cell>
          <table:table-cell office:value-type="float" office:value="5.862935319860609">
            <text:p>5.862935319860609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420.5631206953095">
            <text:p>420.5631206953095</text:p>
          </table:table-cell>
          <table:table-cell office:value-type="float" office:value="4.863713156547542">
            <text:p>4.863713156547542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519.976694161121">
            <text:p>519.976694161121</text:p>
          </table:table-cell>
          <table:table-cell office:value-type="float" office:value="3.815430211245853">
            <text:p>3.815430211245853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646.638203742238">
            <text:p>646.638203742238</text:p>
          </table:table-cell>
          <table:table-cell office:value-type="float" office:value="4.395579357740956">
            <text:p>4.395579357740956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802.322101805758">
            <text:p>802.322101805758</text:p>
          </table:table-cell>
          <table:table-cell office:value-type="float" office:value="1.640079740301248">
            <text:p>1.640079740301248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04.326885422478">
            <text:p>1004.326885422478</text:p>
          </table:table-cell>
          <table:table-cell office:value-type="float" office:value="2.9037680039105362">
            <text:p>2.9037680039105362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63.2140817965158">
            <text:p>1263.2140817965158</text:p>
          </table:table-cell>
          <table:table-cell office:value-type="float" office:value="2.64069752960083">
            <text:p>2.64069752960083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591.939270096566">
            <text:p>1591.939270096566</text:p>
          </table:table-cell>
          <table:table-cell office:value-type="float" office:value="5.270972126371896">
            <text:p>5.270972126371896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2002.960009658505">
            <text:p>2002.960009658505</text:p>
          </table:table-cell>
          <table:table-cell office:value-type="float" office:value="2.89949629345134">
            <text:p>2.8994962934513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512.3305914506564">
            <text:p>2512.3305914506564</text:p>
          </table:table-cell>
          <table:table-cell office:value-type="float" office:value="3.395704168428615">
            <text:p>3.395704168428615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3156.0975264657377">
            <text:p>3156.0975264657377</text:p>
          </table:table-cell>
          <table:table-cell office:value-type="float" office:value="4.767033049483513">
            <text:p>4.767033049483513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979.5060942416685">
            <text:p>3979.5060942416685</text:p>
          </table:table-cell>
          <table:table-cell office:value-type="float" office:value="4.200077954604727">
            <text:p>4.200077954604727</text:p>
          </table:table-cell>
        </table:table-row>
      </table:table>
      <table:table table:name="Dp=2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09.53708073650827">
            <text:p>209.53708073650827</text:p>
          </table:table-cell>
          <table:table-cell office:value-type="float" office:value="3.882706086996789">
            <text:p>3.882706086996789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209.79788800360558">
            <text:p>209.79788800360558</text:p>
          </table:table-cell>
          <table:table-cell office:value-type="float" office:value="4.89608153330086">
            <text:p>4.8960815333008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03.97988952463234">
            <text:p>203.97988952463234</text:p>
          </table:table-cell>
          <table:table-cell office:value-type="float" office:value="4.701825110396365">
            <text:p>4.701825110396365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206.46934523984365">
            <text:p>206.46934523984365</text:p>
          </table:table-cell>
          <table:table-cell office:value-type="float" office:value="2.893797743647612">
            <text:p>2.893797743647612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09.18770638629334">
            <text:p>209.18770638629334</text:p>
          </table:table-cell>
          <table:table-cell office:value-type="float" office:value="3.5668301339787782">
            <text:p>3.5668301339787782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208.93692255634096">
            <text:p>208.93692255634096</text:p>
          </table:table-cell>
          <table:table-cell office:value-type="float" office:value="4.349218781518106">
            <text:p>4.349218781518106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09.53666390351742">
            <text:p>209.53666390351742</text:p>
          </table:table-cell>
          <table:table-cell office:value-type="float" office:value="3.0779906682479394">
            <text:p>3.0779906682479394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203.3781277950373">
            <text:p>203.3781277950373</text:p>
          </table:table-cell>
          <table:table-cell office:value-type="float" office:value="2.4973426095546154">
            <text:p>2.4973426095546154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99.90871378959085">
            <text:p>199.90871378959085</text:p>
          </table:table-cell>
          <table:table-cell office:value-type="float" office:value="3.2379751250065825">
            <text:p>3.2379751250065825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200.98279507772776">
            <text:p>200.98279507772776</text:p>
          </table:table-cell>
          <table:table-cell office:value-type="float" office:value="5.271086246939767">
            <text:p>5.271086246939767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13.78424985033865">
            <text:p>213.78424985033865</text:p>
          </table:table-cell>
          <table:table-cell office:value-type="float" office:value="4.130979993065619">
            <text:p>4.130979993065619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205.1486064075156">
            <text:p>205.1486064075156</text:p>
          </table:table-cell>
          <table:table-cell office:value-type="float" office:value="2.5802737101637763">
            <text:p>2.5802737101637763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03.44730307587665">
            <text:p>203.44730307587665</text:p>
          </table:table-cell>
          <table:table-cell office:value-type="float" office:value="3.0590386171763804">
            <text:p>3.059038617176380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203.51330131902998">
            <text:p>203.51330131902998</text:p>
          </table:table-cell>
          <table:table-cell office:value-type="float" office:value="4.636092850782718">
            <text:p>4.636092850782718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05.9365150152218">
            <text:p>205.9365150152218</text:p>
          </table:table-cell>
          <table:table-cell office:value-type="float" office:value="3.0586132297954296">
            <text:p>3.0586132297954296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201.16657829596073">
            <text:p>201.16657829596073</text:p>
          </table:table-cell>
          <table:table-cell office:value-type="float" office:value="3.0787983206854332">
            <text:p>3.0787983206854332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10.5920209877796">
            <text:p>210.5920209877796</text:p>
          </table:table-cell>
          <table:table-cell office:value-type="float" office:value="4.359477953998488">
            <text:p>4.359477953998488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204.63154388852996">
            <text:p>204.63154388852996</text:p>
          </table:table-cell>
          <table:table-cell office:value-type="float" office:value="3.0538327247471533">
            <text:p>3.0538327247471533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04.18064766343042">
            <text:p>204.18064766343042</text:p>
          </table:table-cell>
          <table:table-cell office:value-type="float" office:value="2.3547271165816372">
            <text:p>2.3547271165816372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202.05706925873076">
            <text:p>202.05706925873076</text:p>
          </table:table-cell>
          <table:table-cell office:value-type="float" office:value="2.2467800261332638">
            <text:p>2.2467800261332638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207.36902383988235">
            <text:p>207.36902383988235</text:p>
          </table:table-cell>
          <table:table-cell office:value-type="float" office:value="3.5719340091935186">
            <text:p>3.5719340091935186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205.8704810788252">
            <text:p>205.8704810788252</text:p>
          </table:table-cell>
          <table:table-cell office:value-type="float" office:value="3.7034249504580625">
            <text:p>3.7034249504580625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202.19069873121435">
            <text:p>202.19069873121435</text:p>
          </table:table-cell>
          <table:table-cell office:value-type="float" office:value="3.247428705629353">
            <text:p>3.247428705629353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99.2810275518617">
            <text:p>199.2810275518617</text:p>
          </table:table-cell>
          <table:table-cell office:value-type="float" office:value="3.1491987918293467">
            <text:p>3.1491987918293467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201.77873328523316">
            <text:p>201.77873328523316</text:p>
          </table:table-cell>
          <table:table-cell office:value-type="float" office:value="4.742333551307821">
            <text:p>4.742333551307821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201.8054814165227">
            <text:p>201.8054814165227</text:p>
          </table:table-cell>
          <table:table-cell office:value-type="float" office:value="2.596280674039157">
            <text:p>2.59628067403915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96.3307925677041">
            <text:p>196.3307925677041</text:p>
          </table:table-cell>
          <table:table-cell office:value-type="float" office:value="4.872870520490054">
            <text:p>4.872870520490054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93.43882748028844">
            <text:p>193.43882748028844</text:p>
          </table:table-cell>
          <table:table-cell office:value-type="float" office:value="4.758613478887012">
            <text:p>4.758613478887012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55.50687127247843">
            <text:p>155.50687127247843</text:p>
          </table:table-cell>
          <table:table-cell office:value-type="float" office:value="6.912353479207302">
            <text:p>6.912353479207302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02.47531370516235">
            <text:p>102.47531370516235</text:p>
          </table:table-cell>
          <table:table-cell office:value-type="float" office:value="4.723711356703005">
            <text:p>4.723711356703005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77.55489297854567">
            <text:p>77.55489297854567</text:p>
          </table:table-cell>
          <table:table-cell office:value-type="float" office:value="9.910386985712616">
            <text:p>9.910386985712616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60.492700606887844">
            <text:p>60.492700606887844</text:p>
          </table:table-cell>
          <table:table-cell office:value-type="float" office:value="7.067342075074315">
            <text:p>7.067342075074315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38.51941853572461">
            <text:p>38.51941853572461</text:p>
          </table:table-cell>
          <table:table-cell office:value-type="float" office:value="6.430051093708464">
            <text:p>6.430051093708464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60.976527213262294">
            <text:p>60.976527213262294</text:p>
          </table:table-cell>
          <table:table-cell office:value-type="float" office:value="4.445713127689351">
            <text:p>4.445713127689351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90.52152461533117">
            <text:p>90.52152461533117</text:p>
          </table:table-cell>
          <table:table-cell office:value-type="float" office:value="7.405912384935816">
            <text:p>7.40591238493581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02.37198628153388">
            <text:p>102.37198628153388</text:p>
          </table:table-cell>
          <table:table-cell office:value-type="float" office:value="8.531253640268275">
            <text:p>8.531253640268275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10.50534327996952">
            <text:p>110.50534327996952</text:p>
          </table:table-cell>
          <table:table-cell office:value-type="float" office:value="4.80417779120466">
            <text:p>4.80417779120466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11.55290651326334">
            <text:p>111.55290651326334</text:p>
          </table:table-cell>
          <table:table-cell office:value-type="float" office:value="4.298701307161264">
            <text:p>4.298701307161264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11.67431756516703">
            <text:p>111.67431756516703</text:p>
          </table:table-cell>
          <table:table-cell office:value-type="float" office:value="4.25966228384662">
            <text:p>4.25966228384662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17.76175376871777">
            <text:p>117.76175376871777</text:p>
          </table:table-cell>
          <table:table-cell office:value-type="float" office:value="6.735520874579682">
            <text:p>6.73552087457968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7.50984463386378">
            <text:p>117.50984463386378</text:p>
          </table:table-cell>
          <table:table-cell office:value-type="float" office:value="6.458931826438266">
            <text:p>6.458931826438266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20.32981966061746">
            <text:p>120.32981966061746</text:p>
          </table:table-cell>
          <table:table-cell office:value-type="float" office:value="5.3827766349439035">
            <text:p>5.3827766349439035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39.30715164237603">
            <text:p>139.30715164237603</text:p>
          </table:table-cell>
          <table:table-cell office:value-type="float" office:value="4.174565871686593">
            <text:p>4.174565871686593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47.87837061815185">
            <text:p>147.87837061815185</text:p>
          </table:table-cell>
          <table:table-cell office:value-type="float" office:value="4.3899068894267455">
            <text:p>4.3899068894267455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55.76821443075144">
            <text:p>155.76821443075144</text:p>
          </table:table-cell>
          <table:table-cell office:value-type="float" office:value="5.861736293733367">
            <text:p>5.861736293733367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84.37239415835376">
            <text:p>184.37239415835376</text:p>
          </table:table-cell>
          <table:table-cell office:value-type="float" office:value="4.670227118110823">
            <text:p>4.67022711811082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12.68735649537484">
            <text:p>212.68735649537484</text:p>
          </table:table-cell>
          <table:table-cell office:value-type="float" office:value="3.567105839213047">
            <text:p>3.567105839213047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246.84023234570705">
            <text:p>246.84023234570705</text:p>
          </table:table-cell>
          <table:table-cell office:value-type="float" office:value="7.28951823112677">
            <text:p>7.28951823112677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88.8304698880796">
            <text:p>288.8304698880796</text:p>
          </table:table-cell>
          <table:table-cell office:value-type="float" office:value="4.429668093299459">
            <text:p>4.429668093299459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361.0603868196896">
            <text:p>361.0603868196896</text:p>
          </table:table-cell>
          <table:table-cell office:value-type="float" office:value="7.438914103969377">
            <text:p>7.438914103969377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445.7641565864375">
            <text:p>445.7641565864375</text:p>
          </table:table-cell>
          <table:table-cell office:value-type="float" office:value="5.01198404695155">
            <text:p>5.01198404695155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537.8038126708682">
            <text:p>537.8038126708682</text:p>
          </table:table-cell>
          <table:table-cell office:value-type="float" office:value="6.6703494550939535">
            <text:p>6.670349455093953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657.3534610693762">
            <text:p>657.3534610693762</text:p>
          </table:table-cell>
          <table:table-cell office:value-type="float" office:value="3.291788100919323">
            <text:p>3.291788100919323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810.5498916949098">
            <text:p>810.5498916949098</text:p>
          </table:table-cell>
          <table:table-cell office:value-type="float" office:value="3.7575061672139154">
            <text:p>3.7575061672139154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15.2720410427046">
            <text:p>1015.2720410427046</text:p>
          </table:table-cell>
          <table:table-cell office:value-type="float" office:value="5.491796680108064">
            <text:p>5.491796680108064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75.4474336826893">
            <text:p>1275.4474336826893</text:p>
          </table:table-cell>
          <table:table-cell office:value-type="float" office:value="4.37948642653613">
            <text:p>4.37948642653613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600.9936142500997">
            <text:p>1600.9936142500997</text:p>
          </table:table-cell>
          <table:table-cell office:value-type="float" office:value="4.058340251925618">
            <text:p>4.058340251925618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2014.4972680109702">
            <text:p>2014.4972680109702</text:p>
          </table:table-cell>
          <table:table-cell office:value-type="float" office:value="5.503202868804304">
            <text:p>5.50320286880430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505.5683453238435">
            <text:p>2505.5683453238435</text:p>
          </table:table-cell>
          <table:table-cell office:value-type="float" office:value="5.04844212644914">
            <text:p>5.04844212644914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3163.766933152242">
            <text:p>3163.766933152242</text:p>
          </table:table-cell>
          <table:table-cell office:value-type="float" office:value="4.319216652983294">
            <text:p>4.319216652983294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978.788528754366">
            <text:p>3978.788528754366</text:p>
          </table:table-cell>
          <table:table-cell office:value-type="float" office:value="5.790638543441896">
            <text:p>5.790638543441896</text:p>
          </table:table-cell>
        </table:table-row>
      </table:table>
      <table:table table:name="Dp=5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317.9591193544715">
            <text:p>317.9591193544715</text:p>
          </table:table-cell>
          <table:table-cell office:value-type="float" office:value="6.1994639242163405">
            <text:p>6.1994639242163405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328.05083615844626">
            <text:p>328.05083615844626</text:p>
          </table:table-cell>
          <table:table-cell office:value-type="float" office:value="7.35741076545155">
            <text:p>7.35741076545155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328.40575768768537">
            <text:p>328.40575768768537</text:p>
          </table:table-cell>
          <table:table-cell office:value-type="float" office:value="6.637559002267952">
            <text:p>6.637559002267952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328.27704753795774">
            <text:p>328.27704753795774</text:p>
          </table:table-cell>
          <table:table-cell office:value-type="float" office:value="8.078909344442131">
            <text:p>8.078909344442131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332.45094000322854">
            <text:p>332.45094000322854</text:p>
          </table:table-cell>
          <table:table-cell office:value-type="float" office:value="5.692053905516678">
            <text:p>5.692053905516678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324.74203415458135">
            <text:p>324.74203415458135</text:p>
          </table:table-cell>
          <table:table-cell office:value-type="float" office:value="6.159084393936535">
            <text:p>6.159084393936535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315.6408688872467">
            <text:p>315.6408688872467</text:p>
          </table:table-cell>
          <table:table-cell office:value-type="float" office:value="7.883994381755292">
            <text:p>7.883994381755292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325.8601645048606">
            <text:p>325.8601645048606</text:p>
          </table:table-cell>
          <table:table-cell office:value-type="float" office:value="6.021360485482515">
            <text:p>6.021360485482515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323.99096440980287">
            <text:p>323.99096440980287</text:p>
          </table:table-cell>
          <table:table-cell office:value-type="float" office:value="6.18029737693226">
            <text:p>6.18029737693226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334.53840136989214">
            <text:p>334.53840136989214</text:p>
          </table:table-cell>
          <table:table-cell office:value-type="float" office:value="6.257969293246527">
            <text:p>6.257969293246527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328.0997730495419">
            <text:p>328.0997730495419</text:p>
          </table:table-cell>
          <table:table-cell office:value-type="float" office:value="4.204895472859903">
            <text:p>4.204895472859903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330.1708796020074">
            <text:p>330.1708796020074</text:p>
          </table:table-cell>
          <table:table-cell office:value-type="float" office:value="2.9759840844247045">
            <text:p>2.9759840844247045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329.5595317318931">
            <text:p>329.5595317318931</text:p>
          </table:table-cell>
          <table:table-cell office:value-type="float" office:value="8.360528479144834">
            <text:p>8.36052847914483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328.53556141706974">
            <text:p>328.53556141706974</text:p>
          </table:table-cell>
          <table:table-cell office:value-type="float" office:value="4.739742137509739">
            <text:p>4.739742137509739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331.4782065414937">
            <text:p>331.4782065414937</text:p>
          </table:table-cell>
          <table:table-cell office:value-type="float" office:value="6.43007022110323">
            <text:p>6.43007022110323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328.9800919255291">
            <text:p>328.9800919255291</text:p>
          </table:table-cell>
          <table:table-cell office:value-type="float" office:value="4.756902405632854">
            <text:p>4.756902405632854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332.6344078412942">
            <text:p>332.6344078412942</text:p>
          </table:table-cell>
          <table:table-cell office:value-type="float" office:value="5.623935969996181">
            <text:p>5.623935969996181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329.86042211847104">
            <text:p>329.86042211847104</text:p>
          </table:table-cell>
          <table:table-cell office:value-type="float" office:value="7.396122008068536">
            <text:p>7.396122008068536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336.8804152091924">
            <text:p>336.8804152091924</text:p>
          </table:table-cell>
          <table:table-cell office:value-type="float" office:value="6.195746645725211">
            <text:p>6.195746645725211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329.1626257138776">
            <text:p>329.1626257138776</text:p>
          </table:table-cell>
          <table:table-cell office:value-type="float" office:value="6.448506107323703">
            <text:p>6.448506107323703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320.57931711735284">
            <text:p>320.57931711735284</text:p>
          </table:table-cell>
          <table:table-cell office:value-type="float" office:value="5.828492656021891">
            <text:p>5.828492656021891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321.9776242193655">
            <text:p>321.9776242193655</text:p>
          </table:table-cell>
          <table:table-cell office:value-type="float" office:value="4.584074275298303">
            <text:p>4.584074275298303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318.2495103151725">
            <text:p>318.2495103151725</text:p>
          </table:table-cell>
          <table:table-cell office:value-type="float" office:value="5.852021855288142">
            <text:p>5.852021855288142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326.43800373523044">
            <text:p>326.43800373523044</text:p>
          </table:table-cell>
          <table:table-cell office:value-type="float" office:value="3.8949615510534126">
            <text:p>3.8949615510534126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329.8393846498899">
            <text:p>329.8393846498899</text:p>
          </table:table-cell>
          <table:table-cell office:value-type="float" office:value="8.01134332044227">
            <text:p>8.0113433204422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328.81556435225747">
            <text:p>328.81556435225747</text:p>
          </table:table-cell>
          <table:table-cell office:value-type="float" office:value="4.459939457815583">
            <text:p>4.459939457815583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320.81296207923975">
            <text:p>320.81296207923975</text:p>
          </table:table-cell>
          <table:table-cell office:value-type="float" office:value="6.449970455955355">
            <text:p>6.449970455955355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323.28878490533634">
            <text:p>323.28878490533634</text:p>
          </table:table-cell>
          <table:table-cell office:value-type="float" office:value="7.86921202204567">
            <text:p>7.86921202204567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333.4130296464774">
            <text:p>333.4130296464774</text:p>
          </table:table-cell>
          <table:table-cell office:value-type="float" office:value="5.834535567131978">
            <text:p>5.834535567131978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317.66434595173985">
            <text:p>317.66434595173985</text:p>
          </table:table-cell>
          <table:table-cell office:value-type="float" office:value="4.09840611096182">
            <text:p>4.0984061109618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318.31080116370447">
            <text:p>318.31080116370447</text:p>
          </table:table-cell>
          <table:table-cell office:value-type="float" office:value="4.800883975554426">
            <text:p>4.800883975554426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326.3561213892759">
            <text:p>326.3561213892759</text:p>
          </table:table-cell>
          <table:table-cell office:value-type="float" office:value="5.489691740675917">
            <text:p>5.489691740675917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308.99990543419835">
            <text:p>308.99990543419835</text:p>
          </table:table-cell>
          <table:table-cell office:value-type="float" office:value="9.75382593513642">
            <text:p>9.75382593513642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304.70694537457354">
            <text:p>304.70694537457354</text:p>
          </table:table-cell>
          <table:table-cell office:value-type="float" office:value="5.629749292671077">
            <text:p>5.629749292671077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288.5051059494609">
            <text:p>288.5051059494609</text:p>
          </table:table-cell>
          <table:table-cell office:value-type="float" office:value="7.6315048945415995">
            <text:p>7.6315048945415995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287.48417897441266">
            <text:p>287.48417897441266</text:p>
          </table:table-cell>
          <table:table-cell office:value-type="float" office:value="5.023664434223147">
            <text:p>5.023664434223147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305.0110798825064">
            <text:p>305.0110798825064</text:p>
          </table:table-cell>
          <table:table-cell office:value-type="float" office:value="6.766395244901759">
            <text:p>6.766395244901759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279.6096165802392">
            <text:p>279.6096165802392</text:p>
          </table:table-cell>
          <table:table-cell office:value-type="float" office:value="5.610465513437175">
            <text:p>5.610465513437175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297.2415602824477">
            <text:p>297.2415602824477</text:p>
          </table:table-cell>
          <table:table-cell office:value-type="float" office:value="5.215108318877512">
            <text:p>5.215108318877512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282.76040469065686">
            <text:p>282.76040469065686</text:p>
          </table:table-cell>
          <table:table-cell office:value-type="float" office:value="5.676898056462068">
            <text:p>5.67689805646206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85.17736016389955">
            <text:p>285.17736016389955</text:p>
          </table:table-cell>
          <table:table-cell office:value-type="float" office:value="5.388924519585517">
            <text:p>5.388924519585517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92.06599526479965">
            <text:p>292.06599526479965</text:p>
          </table:table-cell>
          <table:table-cell office:value-type="float" office:value="6.768663405401628">
            <text:p>6.768663405401628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84.9654389317958">
            <text:p>284.9654389317958</text:p>
          </table:table-cell>
          <table:table-cell office:value-type="float" office:value="11.147334758452189">
            <text:p>11.147334758452189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290.21634005474664">
            <text:p>290.21634005474664</text:p>
          </table:table-cell>
          <table:table-cell office:value-type="float" office:value="4.796292605285965">
            <text:p>4.796292605285965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271.1072778502275">
            <text:p>271.1072778502275</text:p>
          </table:table-cell>
          <table:table-cell office:value-type="float" office:value="6.504768761023926">
            <text:p>6.504768761023926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297.3473006940968">
            <text:p>297.3473006940968</text:p>
          </table:table-cell>
          <table:table-cell office:value-type="float" office:value="9.289373535212729">
            <text:p>9.289373535212729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320.63806056958657">
            <text:p>320.63806056958657</text:p>
          </table:table-cell>
          <table:table-cell office:value-type="float" office:value="5.996674958064924">
            <text:p>5.996674958064924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334.10987618607226">
            <text:p>334.10987618607226</text:p>
          </table:table-cell>
          <table:table-cell office:value-type="float" office:value="7.1466698218389695">
            <text:p>7.1466698218389695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384.1697424521142">
            <text:p>384.1697424521142</text:p>
          </table:table-cell>
          <table:table-cell office:value-type="float" office:value="7.926165164232787">
            <text:p>7.926165164232787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433.1114120929731">
            <text:p>433.1114120929731</text:p>
          </table:table-cell>
          <table:table-cell office:value-type="float" office:value="7.229116805060228">
            <text:p>7.229116805060228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502.5737351408925">
            <text:p>502.5737351408925</text:p>
          </table:table-cell>
          <table:table-cell office:value-type="float" office:value="10.021717397022256">
            <text:p>10.021717397022256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591.6172489019343">
            <text:p>591.6172489019343</text:p>
          </table:table-cell>
          <table:table-cell office:value-type="float" office:value="10.945299557886264">
            <text:p>10.945299557886264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707.1397986049343">
            <text:p>707.1397986049343</text:p>
          </table:table-cell>
          <table:table-cell office:value-type="float" office:value="10.834131432001758">
            <text:p>10.834131432001758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864.3498839013339">
            <text:p>864.3498839013339</text:p>
          </table:table-cell>
          <table:table-cell office:value-type="float" office:value="6.169412539570319">
            <text:p>6.169412539570319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50.1073703108564">
            <text:p>1050.1073703108564</text:p>
          </table:table-cell>
          <table:table-cell office:value-type="float" office:value="12.876460084709027">
            <text:p>12.876460084709027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99.9560911681406">
            <text:p>1299.9560911681406</text:p>
          </table:table-cell>
          <table:table-cell office:value-type="float" office:value="13.315635900235483">
            <text:p>13.315635900235483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616.2995960851115">
            <text:p>1616.2995960851115</text:p>
          </table:table-cell>
          <table:table-cell office:value-type="float" office:value="6.180270536201235">
            <text:p>6.180270536201235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2033.2615022774812">
            <text:p>2033.2615022774812</text:p>
          </table:table-cell>
          <table:table-cell office:value-type="float" office:value="8.50153813743324">
            <text:p>8.5015381374332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517.3378778030947">
            <text:p>2517.3378778030947</text:p>
          </table:table-cell>
          <table:table-cell office:value-type="float" office:value="10.151119138146187">
            <text:p>10.15111913814618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3181.1830344559535">
            <text:p>3181.1830344559535</text:p>
          </table:table-cell>
          <table:table-cell office:value-type="float" office:value="9.341944180311247">
            <text:p>9.341944180311247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996.4200939182906">
            <text:p>3996.4200939182906</text:p>
          </table:table-cell>
          <table:table-cell office:value-type="float" office:value="9.698183828381215">
            <text:p>9.6981838283812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